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564" officeooo:paragraph-rsid="000d8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ulsador </text:p>
      <text:p text:style-name="P1">Tipo de componenten </text:p>
      <text:p text:style-name="P1">elemento de control de 2/4 terminales </text:p>
      <text:p text:style-name="P1">Simbilogía </text:p>
      <text:p text:style-name="P1">comporbacion </text:p>
      <text:p text:style-name="P1">Conexionado</text:p>
      <text:p text:style-name="P1">Componentes en el codigo </text:p>
      <text:p text:style-name="P1">int pulsador =6;</text:p>
      <text:p text:style-name="P1">int valorpulsador=!0</text:p>
      <text:p text:style-name="P1">pinMode(pulsador,input);</text:p>
      <text:p text:style-name="P1">valorpulsador= digitalread(pulsador);</text:p>
      <text:p text:style-name="P1">sentencias</text:p>
      <text:p text:style-name="P1">1. if(valorpulsador==HIGH)</text:p>
      <text:p text:style-name="P1">{</text:p>
      <text:p text:style-name="P1">digitalWrite(led,HIGH);</text:p>
      <text:p text:style-name="P1">}</text:p>
      <text:p text:style-name="P1">else</text:p>
      <text:p text:style-name="P1">{</text:p>
      <text:p text:style-name="P1">digitalWrite(led,LOW)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4:04:55.521000000</meta:creation-date>
    <dc:date>2023-10-05T14:28:05.448000000</dc:date>
    <meta:editing-duration>PT23M12S</meta:editing-duration>
    <meta:editing-cycles>1</meta:editing-cycles>
    <meta:document-statistic meta:table-count="0" meta:image-count="0" meta:object-count="0" meta:page-count="1" meta:paragraph-count="20" meta:word-count="36" meta:character-count="316" meta:non-whitespace-character-count="294"/>
    <meta:generator>LibreOffice/7.6.2.1$Windows_X86_64 LibreOffice_project/56f7684011345957bbf33a7ee678afaf4d2ba333</meta:generator>
  </office:meta>
</office:document-meta>
</file>